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11cm"/>
    </style:style>
    <style:style style:name="co3" style:family="table-column">
      <style:table-column-properties fo:break-before="auto" style:column-width="13.21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14.101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5.928cm"/>
    </style:style>
    <style:style style:name="co9" style:family="table-column">
      <style:table-column-properties fo:break-before="auto" style:column-width="14.1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m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4.0327028" calcext:value-type="float">
            <text:p>34.0327028</text:p>
          </table:table-cell>
          <table:table-cell office:value-type="float" office:value="-118.2867361" calcext:value-type="float">
            <text:p>-118.2867361</text:p>
          </table:table-cell>
          <table:table-cell table:formula="of:=COM.MICROSOFT.CONCAT(&quot;{'lat':&quot;;[.B2];&quot;, 'long':&quot;;[.C2];&quot;},&quot;)" office:value-type="string" office:string-value="{'lat':34.0327028, 'long':-118.2867361}," calcext:value-type="string">
            <text:p>{'lat':34.0327028, 'long':-118.2867361},</text:p>
          </table:table-cell>
          <table:table-cell table:formula="of:=COM.MICROSOFT.CONCAT(&quot;insert into dbhw3 values ('&quot;;[.A2];&quot;','SRID=4326;POINT(&quot;;[.C2];&quot; &quot;;[.B2];&quot;)');&quot;)" office:value-type="string" office:string-value="insert into dbhw3 values ('Home','SRID=4326;POINT(-118.2867361 34.0327028)');" calcext:value-type="string">
            <text:p>insert into dbhw3 values ('Home','SRID=4326;POINT(-118.2867361 34.0327028)');</text:p>
          </table:table-cell>
          <table:table-cell table:formula="of:=COM.MICROSOFT.CONCAT(&quot;m &lt;- addcirclemarkers(m, lng=&quot;;[.C2];&quot;, lat=&quot;;[.B2];&quot;,label=&quot;;CHAR(34);[.A2];CHAR(34);&quot;, radius=5, fillopacity=1.0,fill = TRUE, fillcolor =&quot;;CHAR(34);&quot;red&quot;;CHAR(34);&quot;)&quot;)" office:value-type="string" office:string-value="m &lt;- addcirclemarkers(m, lng=-118.2867361, lat=34.0327028,label=&quot;Home&quot;, radius=5, fillopacity=1.0,fill = TRUE, fillcolor =&quot;red&quot;)" calcext:value-type="string">
            <text:p>m &lt;- addcirclemarkers(m, lng=-118.2867361, lat=34.0327028,label="Home", radius=5, fillopacity=1.0,fill = TRUE, fillcolor ="red")</text:p>
          </table:table-cell>
        </table:table-row>
      </table:table>
      <table:table table:name="Fountain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nematics</text:p>
          </table:table-cell>
          <table:table-cell office:value-type="float" office:value="34.0237" calcext:value-type="float">
            <text:p>34.0237</text:p>
          </table:table-cell>
          <table:table-cell office:value-type="float" office:value="-118.286353" calcext:value-type="float">
            <text:p>-118.286353</text:p>
          </table:table-cell>
          <table:table-cell table:formula="of:=COM.MICROSOFT.CONCAT(&quot;{'lat':&quot;;[.B2];&quot;, 'long':&quot;;[.C2];&quot;},&quot;)" office:value-type="string" office:string-value="{'lat':34.0237, 'long':-118.286353}," calcext:value-type="string">
            <text:p>{'lat':34.0237, 'long':-118.286353},</text:p>
          </table:table-cell>
          <table:table-cell table:formula="of:=COM.MICROSOFT.CONCAT(&quot;insert into dbhw3 values ('&quot;;[.A2];&quot;','SRID=4326;POINT(&quot;;[.C2];&quot; &quot;;[.B2];&quot;)');&quot;)" office:value-type="string" office:string-value="insert into dbhw3 values ('Cinematics','SRID=4326;POINT(-118.286353 34.0237)');" calcext:value-type="string">
            <text:p>insert into dbhw3 values ('Cinematics','SRID=4326;POINT(-118.286353 34.0237)');</text:p>
          </table:table-cell>
          <table:table-cell table:formula="of:=COM.MICROSOFT.CONCAT(&quot;m &lt;- addcirclemarkers(m, lng=&quot;;[.C2];&quot;, lat=&quot;;[.B2];&quot;,label=&quot;;CHAR(34);[.A2];CHAR(34);&quot;, radius=5, fillopacity=1.0,fill = TRUE, fillcolor =&quot;;CHAR(34);&quot;red&quot;;CHAR(34);&quot;)&quot;)" office:value-type="string" office:string-value="m &lt;- addcirclemarkers(m, lng=-118.286353, lat=34.0237,label=&quot;Cinematics&quot;, radius=5, fillopacity=1.0,fill = TRUE, fillcolor =&quot;red&quot;)" calcext:value-type="string">
            <text:p>m &lt;- addcirclemarkers(m, lng=-118.286353, lat=34.0237,label="Cinematics", radius=5, fillopacity=1.0,fill = TRUE, fillcolor ="red")</text:p>
          </table:table-cell>
        </table:table-row>
        <table:table-row table:style-name="ro1">
          <table:table-cell office:value-type="string" calcext:value-type="string">
            <text:p>Generations</text:p>
          </table:table-cell>
          <table:table-cell office:value-type="float" office:value="34.0223" calcext:value-type="float">
            <text:p>34.0223</text:p>
          </table:table-cell>
          <table:table-cell office:value-type="float" office:value="-118.283211" calcext:value-type="float">
            <text:p>-118.283211</text:p>
          </table:table-cell>
          <table:table-cell table:formula="of:=COM.MICROSOFT.CONCAT(&quot;{'lat':&quot;;[.B3];&quot;, 'long':&quot;;[.C3];&quot;},&quot;)" office:value-type="string" office:string-value="{'lat':34.0223, 'long':-118.283211}," calcext:value-type="string">
            <text:p>{'lat':34.0223, 'long':-118.283211},</text:p>
          </table:table-cell>
          <table:table-cell table:formula="of:=COM.MICROSOFT.CONCAT(&quot;insert into dbhw3 values ('&quot;;[.A3];&quot;','SRID=4326;POINT(&quot;;[.C3];&quot; &quot;;[.B3];&quot;)');&quot;)" office:value-type="string" office:string-value="insert into dbhw3 values ('Generations','SRID=4326;POINT(-118.283211 34.0223)');" calcext:value-type="string">
            <text:p>insert into dbhw3 values ('Generations','SRID=4326;POINT(-118.283211 34.0223)');</text:p>
          </table:table-cell>
          <table:table-cell table:formula="of:=COM.MICROSOFT.CONCAT(&quot;m &lt;- addcirclemarkers(m, lng=&quot;;[.C3];&quot;, lat=&quot;;[.B3];&quot;,label=&quot;;CHAR(34);[.A3];CHAR(34);&quot;, radius=5, fillopacity=1.0,fill = TRUE, fillcolor =&quot;;CHAR(34);&quot;red&quot;;CHAR(34);&quot;)&quot;)" office:value-type="string" office:string-value="m &lt;- addcirclemarkers(m, lng=-118.283211, lat=34.0223,label=&quot;Generations&quot;, radius=5, fillopacity=1.0,fill = TRUE, fillcolor =&quot;red&quot;)" calcext:value-type="string">
            <text:p>m &lt;- addcirclemarkers(m, lng=-118.283211, lat=34.0223,label="Generations", radius=5, fillopacity=1.0,fill = TRUE, fillcolor ="red")</text:p>
          </table:table-cell>
        </table:table-row>
        <table:table-row table:style-name="ro1">
          <table:table-cell office:value-type="string" calcext:value-type="string">
            <text:p>Village</text:p>
          </table:table-cell>
          <table:table-cell office:value-type="float" office:value="34.025264" calcext:value-type="float">
            <text:p>34.025264</text:p>
          </table:table-cell>
          <table:table-cell office:value-type="float" office:value="-118.285133" calcext:value-type="float">
            <text:p>-118.285133</text:p>
          </table:table-cell>
          <table:table-cell table:formula="of:=COM.MICROSOFT.CONCAT(&quot;{'lat':&quot;;[.B4];&quot;, 'long':&quot;;[.C4];&quot;},&quot;)" office:value-type="string" office:string-value="{'lat':34.025264, 'long':-118.285133}," calcext:value-type="string">
            <text:p>{'lat':34.025264, 'long':-118.285133},</text:p>
          </table:table-cell>
          <table:table-cell table:formula="of:=COM.MICROSOFT.CONCAT(&quot;insert into dbhw3 values ('&quot;;[.A4];&quot;','SRID=4326;POINT(&quot;;[.C4];&quot; &quot;;[.B4];&quot;)');&quot;)" office:value-type="string" office:string-value="insert into dbhw3 values ('Village','SRID=4326;POINT(-118.285133 34.025264)');" calcext:value-type="string">
            <text:p>insert into dbhw3 values ('Village','SRID=4326;POINT(-118.285133 34.025264)');</text:p>
          </table:table-cell>
          <table:table-cell table:formula="of:=COM.MICROSOFT.CONCAT(&quot;m &lt;- addcirclemarkers(m, lng=&quot;;[.C4];&quot;, lat=&quot;;[.B4];&quot;,label=&quot;;CHAR(34);[.A4];CHAR(34);&quot;, radius=5, fillopacity=1.0,fill = TRUE, fillcolor =&quot;;CHAR(34);&quot;red&quot;;CHAR(34);&quot;)&quot;)" office:value-type="string" office:string-value="m &lt;- addcirclemarkers(m, lng=-118.285133, lat=34.025264,label=&quot;Village&quot;, radius=5, fillopacity=1.0,fill = TRUE, fillcolor =&quot;red&quot;)" calcext:value-type="string">
            <text:p>m &lt;- addcirclemarkers(m, lng=-118.285133, lat=34.025264,label="Village", radius=5, fillopacity=1.0,fill = TRUE, fillcolor ="red")</text:p>
          </table:table-cell>
        </table:table-row>
        <table:table-row table:style-name="ro1">
          <table:table-cell office:value-type="string" calcext:value-type="string">
            <text:p>Y Triumphant</text:p>
          </table:table-cell>
          <table:table-cell office:value-type="float" office:value="34.020614" calcext:value-type="float">
            <text:p>34.020614</text:p>
          </table:table-cell>
          <table:table-cell office:value-type="float" office:value="-118.2846" calcext:value-type="float">
            <text:p>-118.2846</text:p>
          </table:table-cell>
          <table:table-cell table:formula="of:=COM.MICROSOFT.CONCAT(&quot;{'lat':&quot;;[.B5];&quot;, 'long':&quot;;[.C5];&quot;},&quot;)" office:value-type="string" office:string-value="{'lat':34.020614, 'long':-118.2846}," calcext:value-type="string">
            <text:p>{'lat':34.020614, 'long':-118.2846},</text:p>
          </table:table-cell>
          <table:table-cell table:formula="of:=COM.MICROSOFT.CONCAT(&quot;insert into dbhw3 values ('&quot;;[.A5];&quot;','SRID=4326;POINT(&quot;;[.C5];&quot; &quot;;[.B5];&quot;)');&quot;)" office:value-type="string" office:string-value="insert into dbhw3 values ('Y Triumphant','SRID=4326;POINT(-118.2846 34.020614)');" calcext:value-type="string">
            <text:p>insert into dbhw3 values ('Y Triumphant','SRID=4326;POINT(-118.2846 34.020614)');</text:p>
          </table:table-cell>
          <table:table-cell table:formula="of:=COM.MICROSOFT.CONCAT(&quot;m &lt;- addcirclemarkers(m, lng=&quot;;[.C5];&quot;, lat=&quot;;[.B5];&quot;,label=&quot;;CHAR(34);[.A5];CHAR(34);&quot;, radius=5, fillopacity=1.0,fill = TRUE, fillcolor =&quot;;CHAR(34);&quot;red&quot;;CHAR(34);&quot;)&quot;)" office:value-type="string" office:string-value="m &lt;- addcirclemarkers(m, lng=-118.2846, lat=34.020614,label=&quot;Y Triumphant&quot;, radius=5, fillopacity=1.0,fill = TRUE, fillcolor =&quot;red&quot;)" calcext:value-type="string">
            <text:p>m &lt;- addcirclemarkers(m, lng=-118.2846, lat=34.020614,label="Y Triumphant", radius=5, fillopacity=1.0,fill = TRUE, fillcolor ="red")</text:p>
          </table:table-cell>
        </table:table-row>
        <table:table-row table:style-name="ro1">
          <table:table-cell office:value-type="string" calcext:value-type="string">
            <text:p>Hahn Plaza</text:p>
          </table:table-cell>
          <table:table-cell office:value-type="float" office:value="34.0202222" calcext:value-type="float">
            <text:p>34.0202222</text:p>
          </table:table-cell>
          <table:table-cell office:value-type="float" office:value="-118.2874665" calcext:value-type="float">
            <text:p>-118.2874665</text:p>
          </table:table-cell>
          <table:table-cell table:formula="of:=COM.MICROSOFT.CONCAT(&quot;{'lat':&quot;;[.B6];&quot;, 'long':&quot;;[.C6];&quot;},&quot;)" office:value-type="string" office:string-value="{'lat':34.0202222, 'long':-118.2874665}," calcext:value-type="string">
            <text:p>{'lat':34.0202222, 'long':-118.2874665},</text:p>
          </table:table-cell>
          <table:table-cell table:formula="of:=COM.MICROSOFT.CONCAT(&quot;insert into dbhw3 values ('&quot;;[.A6];&quot;','SRID=4326;POINT(&quot;;[.C6];&quot; &quot;;[.B6];&quot;)');&quot;)" office:value-type="string" office:string-value="insert into dbhw3 values ('Hahn Plaza','SRID=4326;POINT(-118.2874665 34.0202222)');" calcext:value-type="string">
            <text:p>insert into dbhw3 values ('Hahn Plaza','SRID=4326;POINT(-118.2874665 34.0202222)');</text:p>
          </table:table-cell>
          <table:table-cell table:formula="of:=COM.MICROSOFT.CONCAT(&quot;m &lt;- addcirclemarkers(m, lng=&quot;;[.C6];&quot;, lat=&quot;;[.B6];&quot;,label=&quot;;CHAR(34);[.A6];CHAR(34);&quot;, radius=5, fillopacity=1.0,fill = TRUE, fillcolor =&quot;;CHAR(34);&quot;red&quot;;CHAR(34);&quot;)&quot;)" office:value-type="string" office:string-value="m &lt;- addcirclemarkers(m, lng=-118.2874665, lat=34.0202222,label=&quot;Hahn Plaza&quot;, radius=5, fillopacity=1.0,fill = TRUE, fillcolor =&quot;red&quot;)" calcext:value-type="string">
            <text:p>m &lt;- addcirclemarkers(m, lng=-118.2874665, lat=34.0202222,label="Hahn Plaza", radius=5, fillopacity=1.0,fill = TRUE, fillcolor ="red")</text:p>
          </table:table-cell>
        </table:table-row>
        <table:table-row table:style-name="ro1">
          <table:table-cell office:value-type="string" calcext:value-type="string">
            <text:p>Epstein Plaza</text:p>
          </table:table-cell>
          <table:table-cell office:value-type="float" office:value="34.020431" calcext:value-type="float">
            <text:p>34.020431</text:p>
          </table:table-cell>
          <table:table-cell office:value-type="float" office:value="-118.289017" calcext:value-type="float">
            <text:p>-118.289017</text:p>
          </table:table-cell>
          <table:table-cell table:formula="of:=COM.MICROSOFT.CONCAT(&quot;{'lat':&quot;;[.B7];&quot;, 'long':&quot;;[.C7];&quot;},&quot;)" office:value-type="string" office:string-value="{'lat':34.020431, 'long':-118.289017}," calcext:value-type="string">
            <text:p>{'lat':34.020431, 'long':-118.289017},</text:p>
          </table:table-cell>
          <table:table-cell table:formula="of:=COM.MICROSOFT.CONCAT(&quot;insert into dbhw3 values ('&quot;;[.A7];&quot;','SRID=4326;POINT(&quot;;[.C7];&quot; &quot;;[.B7];&quot;)');&quot;)" office:value-type="string" office:string-value="insert into dbhw3 values ('Epstein Plaza','SRID=4326;POINT(-118.289017 34.020431)');" calcext:value-type="string">
            <text:p>insert into dbhw3 values ('Epstein Plaza','SRID=4326;POINT(-118.289017 34.020431)');</text:p>
          </table:table-cell>
          <table:table-cell table:formula="of:=COM.MICROSOFT.CONCAT(&quot;m &lt;- addcirclemarkers(m, lng=&quot;;[.C7];&quot;, lat=&quot;;[.B7];&quot;,label=&quot;;CHAR(34);[.A7];CHAR(34);&quot;, radius=5, fillopacity=1.0,fill = TRUE, fillcolor =&quot;;CHAR(34);&quot;red&quot;;CHAR(34);&quot;)&quot;)" office:value-type="string" office:string-value="m &lt;- addcirclemarkers(m, lng=-118.289017, lat=34.020431,label=&quot;Epstein Plaza&quot;, radius=5, fillopacity=1.0,fill = TRUE, fillcolor =&quot;red&quot;)" calcext:value-type="string">
            <text:p>m &lt;- addcirclemarkers(m, lng=-118.289017, lat=34.020431,label="Epstein Plaza", radius=5, fillopacity=1.0,fill = TRUE, fillcolor ="red")</text:p>
          </table:table-cell>
        </table:table-row>
      </table:table>
      <table:table table:name="Libraries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heny</text:p>
          </table:table-cell>
          <table:table-cell office:value-type="float" office:value="34.020358" calcext:value-type="float">
            <text:p>34.020358</text:p>
          </table:table-cell>
          <table:table-cell office:value-type="float" office:value="-118.284064" calcext:value-type="float">
            <text:p>-118.284064</text:p>
          </table:table-cell>
          <table:table-cell table:formula="of:=COM.MICROSOFT.CONCAT(&quot;{'lat':&quot;;[.B2];&quot;, 'long':&quot;;[.C2];&quot;},&quot;)" office:value-type="string" office:string-value="{'lat':34.020358, 'long':-118.284064}," calcext:value-type="string">
            <text:p>{'lat':34.020358, 'long':-118.284064},</text:p>
          </table:table-cell>
          <table:table-cell table:formula="of:=COM.MICROSOFT.CONCAT(&quot;insert into dbhw3 values ('&quot;;[.A2];&quot;','SRID=4326;POINT(&quot;;[.C2];&quot; &quot;;[.B2];&quot;)');&quot;)" office:value-type="string" office:string-value="insert into dbhw3 values ('Doheny','SRID=4326;POINT(-118.284064 34.020358)');" calcext:value-type="string">
            <text:p>insert into dbhw3 values ('Doheny','SRID=4326;POINT(-118.284064 34.020358)');</text:p>
          </table:table-cell>
          <table:table-cell table:formula="of:=COM.MICROSOFT.CONCAT(&quot;m &lt;- addCircleMarkers(m, lng=&quot;;[.C2];&quot;, lat=&quot;;[.B2];&quot;,label=&quot;;CHAR(34);[.A2];CHAR(34);&quot;, radius=5, fillOpacity=1.0,fill = TRUE, fillColor =&quot;;CHAR(34);&quot;red&quot;;CHAR(34);&quot;)&quot;)" office:value-type="string" office:string-value="m &lt;- addCircleMarkers(m, lng=-118.284064, lat=34.020358,label=&quot;Doheny&quot;, radius=5, fillOpacity=1.0,fill = TRUE, fillColor =&quot;red&quot;)" calcext:value-type="string">
            <text:p>m &lt;- addCircleMarkers(m, lng=-118.284064, lat=34.020358,label="Doheny", radius=5, fillOpacity=1.0,fill = TRUE, fillColor ="red")</text:p>
          </table:table-cell>
        </table:table-row>
        <table:table-row table:style-name="ro1">
          <table:table-cell office:value-type="string" calcext:value-type="string">
            <text:p>Hoose</text:p>
          </table:table-cell>
          <table:table-cell office:value-type="float" office:value="34.018761" calcext:value-type="float">
            <text:p>34.018761</text:p>
          </table:table-cell>
          <table:table-cell office:value-type="float" office:value="-118.286719" calcext:value-type="float">
            <text:p>-118.286719</text:p>
          </table:table-cell>
          <table:table-cell table:formula="of:=COM.MICROSOFT.CONCAT(&quot;{'lat':&quot;;[.B3];&quot;, 'long':&quot;;[.C3];&quot;},&quot;)" office:value-type="string" office:string-value="{'lat':34.018761, 'long':-118.286719}," calcext:value-type="string">
            <text:p>{'lat':34.018761, 'long':-118.286719},</text:p>
          </table:table-cell>
          <table:table-cell table:formula="of:=COM.MICROSOFT.CONCAT(&quot;insert into dbhw3 values ('&quot;;[.A3];&quot;','SRID=4326;POINT(&quot;;[.C3];&quot; &quot;;[.B3];&quot;)');&quot;)" office:value-type="string" office:string-value="insert into dbhw3 values ('Hoose','SRID=4326;POINT(-118.286719 34.018761)');" calcext:value-type="string">
            <text:p>insert into dbhw3 values ('Hoose','SRID=4326;POINT(-118.286719 34.018761)');</text:p>
          </table:table-cell>
          <table:table-cell table:formula="of:=COM.MICROSOFT.CONCAT(&quot;m &lt;- addcirclemarkers(m, lng=&quot;;[.C3];&quot;, lat=&quot;;[.B3];&quot;,label=&quot;;CHAR(34);[.A3];CHAR(34);&quot;, radius=5, fillopacity=1.0,fill = TRUE, fillcolor =&quot;;CHAR(34);&quot;red&quot;;CHAR(34);&quot;)&quot;)" office:value-type="string" office:string-value="m &lt;- addcirclemarkers(m, lng=-118.286719, lat=34.018761,label=&quot;Hoose&quot;, radius=5, fillopacity=1.0,fill = TRUE, fillcolor =&quot;red&quot;)" calcext:value-type="string">
            <text:p>m &lt;- addcirclemarkers(m, lng=-118.286719, lat=34.018761,label="Hoose", radius=5, fillopacity=1.0,fill = TRUE, fillcolor ="red")</text:p>
          </table:table-cell>
        </table:table-row>
        <table:table-row table:style-name="ro1">
          <table:table-cell office:value-type="string" calcext:value-type="string">
            <text:p>Helen Topping</text:p>
          </table:table-cell>
          <table:table-cell office:value-type="float" office:value="34.019244" calcext:value-type="float">
            <text:p>34.019244</text:p>
          </table:table-cell>
          <table:table-cell office:value-type="float" office:value="-118.287728" calcext:value-type="float">
            <text:p>-118.287728</text:p>
          </table:table-cell>
          <table:table-cell table:formula="of:=COM.MICROSOFT.CONCAT(&quot;{'lat':&quot;;[.B4];&quot;, 'long':&quot;;[.C4];&quot;},&quot;)" office:value-type="string" office:string-value="{'lat':34.019244, 'long':-118.287728}," calcext:value-type="string">
            <text:p>{'lat':34.019244, 'long':-118.287728},</text:p>
          </table:table-cell>
          <table:table-cell table:formula="of:=COM.MICROSOFT.CONCAT(&quot;insert into dbhw3 values ('&quot;;[.A4];&quot;','SRID=4326;POINT(&quot;;[.C4];&quot; &quot;;[.B4];&quot;)');&quot;)" office:value-type="string" office:string-value="insert into dbhw3 values ('Helen Topping','SRID=4326;POINT(-118.287728 34.019244)');" calcext:value-type="string">
            <text:p>insert into dbhw3 values ('Helen Topping','SRID=4326;POINT(-118.287728 34.019244)');</text:p>
          </table:table-cell>
          <table:table-cell table:formula="of:=COM.MICROSOFT.CONCAT(&quot;m &lt;- addcirclemarkers(m, lng=&quot;;[.C4];&quot;, lat=&quot;;[.B4];&quot;,label=&quot;;CHAR(34);[.A4];CHAR(34);&quot;, radius=5, fillopacity=1.0,fill = TRUE, fillcolor =&quot;;CHAR(34);&quot;red&quot;;CHAR(34);&quot;)&quot;)" office:value-type="string" office:string-value="m &lt;- addcirclemarkers(m, lng=-118.287728, lat=34.019244,label=&quot;Helen Topping&quot;, radius=5, fillopacity=1.0,fill = TRUE, fillcolor =&quot;red&quot;)" calcext:value-type="string">
            <text:p>m &lt;- addcirclemarkers(m, lng=-118.287728, lat=34.019244,label="Helen Topping", radius=5, fillopacity=1.0,fill = TRUE, fillcolor ="red")</text:p>
          </table:table-cell>
        </table:table-row>
        <table:table-row table:style-name="ro1">
          <table:table-cell office:value-type="string" calcext:value-type="string">
            <text:p>S and E</text:p>
          </table:table-cell>
          <table:table-cell office:value-type="float" office:value="34.019558" calcext:value-type="float">
            <text:p>34.019558</text:p>
          </table:table-cell>
          <table:table-cell office:value-type="float" office:value="-118.288575" calcext:value-type="float">
            <text:p>-118.288575</text:p>
          </table:table-cell>
          <table:table-cell table:formula="of:=COM.MICROSOFT.CONCAT(&quot;{'lat':&quot;;[.B5];&quot;, 'long':&quot;;[.C5];&quot;},&quot;)" office:value-type="string" office:string-value="{'lat':34.019558, 'long':-118.288575}," calcext:value-type="string">
            <text:p>{'lat':34.019558, 'long':-118.288575},</text:p>
          </table:table-cell>
          <table:table-cell table:formula="of:=COM.MICROSOFT.CONCAT(&quot;insert into dbhw3 values ('&quot;;[.A5];&quot;','SRID=4326;POINT(&quot;;[.C5];&quot; &quot;;[.B5];&quot;)');&quot;)" office:value-type="string" office:string-value="insert into dbhw3 values ('S and E','SRID=4326;POINT(-118.288575 34.019558)');" calcext:value-type="string">
            <text:p>insert into dbhw3 values ('S and E','SRID=4326;POINT(-118.288575 34.019558)');</text:p>
          </table:table-cell>
          <table:table-cell table:formula="of:=COM.MICROSOFT.CONCAT(&quot;m &lt;- addcirclemarkers(m, lng=&quot;;[.C5];&quot;, lat=&quot;;[.B5];&quot;,label=&quot;;CHAR(34);[.A5];CHAR(34);&quot;, radius=5, fillopacity=1.0,fill = TRUE, fillcolor =&quot;;CHAR(34);&quot;red&quot;;CHAR(34);&quot;)&quot;)" office:value-type="string" office:string-value="m &lt;- addcirclemarkers(m, lng=-118.288575, lat=34.019558,label=&quot;S and E&quot;, radius=5, fillopacity=1.0,fill = TRUE, fillcolor =&quot;red&quot;)" calcext:value-type="string">
            <text:p>m &lt;- addcirclemarkers(m, lng=-118.288575, lat=34.019558,label="S and E", radius=5, fillopacity=1.0,fill = TRUE, fillcolor ="red")</text:p>
          </table:table-cell>
        </table:table-row>
        <table:table-row table:style-name="ro1">
          <table:table-cell office:value-type="string" calcext:value-type="string">
            <text:p>Int and PA</text:p>
          </table:table-cell>
          <table:table-cell office:value-type="float" office:value="34.021069" calcext:value-type="float">
            <text:p>34.021069</text:p>
          </table:table-cell>
          <table:table-cell office:value-type="float" office:value="-118.284119" calcext:value-type="float">
            <text:p>-118.284119</text:p>
          </table:table-cell>
          <table:table-cell table:formula="of:=COM.MICROSOFT.CONCAT(&quot;{'lat':&quot;;[.B6];&quot;, 'long':&quot;;[.C6];&quot;},&quot;)" office:value-type="string" office:string-value="{'lat':34.021069, 'long':-118.284119}," calcext:value-type="string">
            <text:p>{'lat':34.021069, 'long':-118.284119},</text:p>
          </table:table-cell>
          <table:table-cell table:formula="of:=COM.MICROSOFT.CONCAT(&quot;insert into dbhw3 values ('&quot;;[.A6];&quot;','SRID=4326;POINT(&quot;;[.C6];&quot; &quot;;[.B6];&quot;)');&quot;)" office:value-type="string" office:string-value="insert into dbhw3 values ('Int and PA','SRID=4326;POINT(-118.284119 34.021069)');" calcext:value-type="string">
            <text:p>insert into dbhw3 values ('Int and PA','SRID=4326;POINT(-118.284119 34.021069)');</text:p>
          </table:table-cell>
          <table:table-cell table:formula="of:=COM.MICROSOFT.CONCAT(&quot;m &lt;- addcirclemarkers(m, lng=&quot;;[.C6];&quot;, lat=&quot;;[.B6];&quot;,label=&quot;;CHAR(34);[.A6];CHAR(34);&quot;, radius=5, fillopacity=1.0,fill = TRUE, fillcolor =&quot;;CHAR(34);&quot;red&quot;;CHAR(34);&quot;)&quot;)" office:value-type="string" office:string-value="m &lt;- addcirclemarkers(m, lng=-118.284119, lat=34.021069,label=&quot;Int and PA&quot;, radius=5, fillopacity=1.0,fill = TRUE, fillcolor =&quot;red&quot;)" calcext:value-type="string">
            <text:p>m &lt;- addcirclemarkers(m, lng=-118.284119, lat=34.021069,label="Int and PA", radius=5, fillopacity=1.0,fill = TRUE, fillcolor ="red")</text:p>
          </table:table-cell>
        </table:table-row>
        <table:table-row table:style-name="ro1">
          <table:table-cell office:value-type="string" calcext:value-type="string">
            <text:p>Leavy</text:p>
          </table:table-cell>
          <table:table-cell office:value-type="float" office:value="34.021592" calcext:value-type="float">
            <text:p>34.021592</text:p>
          </table:table-cell>
          <table:table-cell office:value-type="float" office:value="-118.283058" calcext:value-type="float">
            <text:p>-118.283058</text:p>
          </table:table-cell>
          <table:table-cell table:formula="of:=COM.MICROSOFT.CONCAT(&quot;{'lat':&quot;;[.B7];&quot;, 'long':&quot;;[.C7];&quot;},&quot;)" office:value-type="string" office:string-value="{'lat':34.021592, 'long':-118.283058}," calcext:value-type="string">
            <text:p>{'lat':34.021592, 'long':-118.283058},</text:p>
          </table:table-cell>
          <table:table-cell table:formula="of:=COM.MICROSOFT.CONCAT(&quot;insert into dbhw3 values ('&quot;;[.A7];&quot;','SRID=4326;POINT(&quot;;[.C7];&quot; &quot;;[.B7];&quot;)');&quot;)" office:value-type="string" office:string-value="insert into dbhw3 values ('Leavy','SRID=4326;POINT(-118.283058 34.021592)');" calcext:value-type="string">
            <text:p>insert into dbhw3 values ('Leavy','SRID=4326;POINT(-118.283058 34.021592)');</text:p>
          </table:table-cell>
          <table:table-cell table:formula="of:=COM.MICROSOFT.CONCAT(&quot;m &lt;- addcirclemarkers(m, lng=&quot;;[.C7];&quot;, lat=&quot;;[.B7];&quot;,label=&quot;;CHAR(34);[.A7];CHAR(34);&quot;, radius=5, fillopacity=1.0,fill = TRUE, fillcolor =&quot;;CHAR(34);&quot;red&quot;;CHAR(34);&quot;)&quot;)" office:value-type="string" office:string-value="m &lt;- addcirclemarkers(m, lng=-118.283058, lat=34.021592,label=&quot;Leavy&quot;, radius=5, fillopacity=1.0,fill = TRUE, fillcolor =&quot;red&quot;)" calcext:value-type="string">
            <text:p>m &lt;- addcirclemarkers(m, lng=-118.283058, lat=34.021592,label="Leavy", radius=5, fillopacity=1.0,fill = TRUE, fillcolor ="red")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 &lt;- addCircleMarkers(m, lng=-118.2866934, lat=34.03251461,label="Ocean Front Walk", radius=5, fillOpacity=1.0,fill = TRUE, fillColor ="red"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6:08:23.55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14:31:49.405000000</meta:creation-date>
    <dc:date>2022-04-04T16:21:36.388000000</dc:date>
    <meta:editing-duration>PT35M10S</meta:editing-duration>
    <meta:editing-cycles>19</meta:editing-cycles>
    <meta:generator>LibreOffice/7.2.4.1$Windows_X86_64 LibreOffice_project/27d75539669ac387bb498e35313b970b7fe9c4f9</meta:generator>
    <meta:document-statistic meta:table-count="3" meta:cell-count="88" meta:object-count="0"/>
  </office:meta>
</office:document-meta>
</file>